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font-family="'Courier New'" style:font-family-generic="modern" style:font-pitch="fixed"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22pt" style:font-size-asian="22pt" style:font-size-complex="22pt"/>
    </style:style>
    <style:style style:name="T2" style:family="text">
      <style:text-properties fo:font-family="'Courier New'" style:font-family-generic="modern" style:font-pitch="fixed" fo:font-size="22pt" style:font-size-asian="22pt" style:font-size-complex="22pt"/>
    </style:style>
    <style:style style:name="T3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family="Arial" style:font-family-generic="swiss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8" style:family="text">
      <style:text-properties fo:font-family="Arial" style:font-family-generic="swiss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fo:font-family="'Courier New'" style:font-family-generic="modern" style:font-pitch="fixed" fo:font-size="22pt" style:font-size-asian="22pt" style:font-size-complex="22pt"/>
    </style:style>
    <style:style style:name="T10" style:family="text">
      <style:text-properties fo:font-family="'Courier New'" style:font-family-generic="modern" style:font-pitch="fixed" fo:font-size="22pt" style:font-size-asian="22pt" style:font-size-complex="22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family="Arial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</text:p>
          </draw:text-box>
        </draw:frame>
        <draw:frame presentation:style-name="pr2" draw:layer="layout" svg:width="24.639cm" svg:height="12.178cm" svg:x="1.4cm" svg:y="4.914cm" presentation:class="subtitle">
          <draw:text-box>
            <text:p>If statements</text:p>
            <text:p>Comparisons</text:p>
            <text:p>Boolean type</text:p>
            <text:p>Loops – for</text:p>
            <text:p>Loops – whil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f Statement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hese take the form :-</text:span></text:p>
                <text:p><text:span text:style-name="T1"/></text:p>
                <text:p><text:span text:style-name="T2">if (something == somethingElse) {</text:span></text:p>
                <text:list>
                  <text:list-header>
                    <text:p><text:span text:style-name="T2">// code here gets extecuted if the comparison</text:span></text:p>
                    <text:p><text:span text:style-name="T2">// is </text:span><text:span text:style-name="T3">true</text:span></text:p>
                    <text:p><text:span text:style-name="T4">doSomething();</text:span></text:p>
                    <text:p><text:span text:style-name="T4">}</text:span></text:p>
                  </text:list-header>
                </text:list>
                <text:p><text:span text:style-name="T4">else {</text:span></text:p>
                <text:list>
                  <text:list-header>
                    <text:p><text:span text:style-name="T4">// code here gets executed if the comparison</text:span></text:p>
                    <text:p><text:span text:style-name="T2">// is </text:span><text:span text:style-name="T3">not true</text:span></text:p>
                    <text:p><text:span text:style-name="T4">doSomeOtherThing();</text:span></text:p>
                    <text:p><text:span text:style-name="T4">}</text:span></text:p>
                  </text:list-header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&gt;&gt; Chained If - els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hese take the form :-</text:span></text:p>
                <text:p><text:span text:style-name="T1"/></text:p>
                <text:p><text:span text:style-name="T2">if (something == somethingElse) {</text:span></text:p>
                <text:list>
                  <text:list-header>
                    <text:p><text:span text:style-name="T2">// code here gets extecuted if the comparison</text:span></text:p>
                    <text:p><text:span text:style-name="T2">// is </text:span><text:span text:style-name="T3">true</text:span></text:p>
                    <text:p><text:span text:style-name="T4">doSomething();</text:span></text:p>
                    <text:p><text:span text:style-name="T4">}</text:span></text:p>
                  </text:list-header>
                </text:list>
                <text:p><text:span text:style-name="T4">else if (anotherCondition) {</text:span></text:p>
                <text:list>
                  <text:list-header>
                    <text:p><text:span text:style-name="T4">// code here gets executed if the comparison</text:span></text:p>
                    <text:p><text:span text:style-name="T2">// is </text:span><text:span text:style-name="T3">not true</text:span></text:p>
                    <text:p><text:span text:style-name="T4">doSomeOtherThing();</text:span></text:p>
                    <text:p><text:span text:style-name="T4">}</text:span></text:p>
                  </text:list-header>
                </text:list>
                <text:p><text:span text:style-name="T4">else {</text:span></text:p>
                <text:list>
                  <text:list-header>
                    <text:p><text:span text:style-name="T4">// get here is first &amp; second cond false?</text:span></text:p>
                    <text:p><text:span text:style-name="T4">// not always clear</text:span></text:p>
                    <text:p><text:span text:style-name="T4">}</text:span></text:p>
                  </text:list-header>
                </text:list>
              </text:list-item>
              <text:list-item>
                <text:p><text:span text:style-name="T5">Perhaps a case statement would be better</text:span></text:p>
                <text:list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4"/></text:p>
                <text:list>
                  <text:list-item>
                    <text:p><text:span text:style-name="T4"/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sing = instead of ==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Note that when we test for equality, we use ==, not =</text:span></text:p>
              </text:list-item>
              <text:list-item>
                <text:p><text:span text:style-name="T1">= is used for </text:span><text:span text:style-name="T6">assignment</text:span><text:span text:style-name="T1">, == for </text:span><text:span text:style-name="T6">comparison</text:span></text:p>
              </text:list-item>
              <text:list-item>
                <text:p><text:span text:style-name="T6">Also note, if you use the </text:span><text:span text:style-name="T7">wrong</text:span><text:span text:style-name="T6"> symbol</text:span></text:p>
                <text:p><text:span text:style-name="T1"/></text:p>
                <text:p><text:span text:style-name="T2">if (someVariable = someOtherVariable) {</text:span></text:p>
                <text:list>
                  <text:list-header>
                    <text:p><text:span text:style-name="T4">doSomething();</text:span></text:p>
                    <text:p><text:span text:style-name="T4">}</text:span></text:p>
                  </text:list-header>
                </text:list>
                <text:p><text:span text:style-name="T1"/></text:p>
              </text:list-item>
            </text:list>
            <text:p><text:span text:style-name="T5">will </text:span><text:span text:style-name="T8">almost</text:span><text:span text:style-name="T5"> always be true, but not always. <text:s/>This will introduce very hard to find bugs</text:span></text:p>
            <text:p><text:span text:style-name="T5">The expression (i=j), while assigning j's value to i, itself evaluates to whatever j is. <text:s/>So if j is 0, i=j evaluates to 0, and appears to be false, and true if j takes any other value.</text:span></text:p>
            <text:p><text:span text:style-name="T5">Demonstrate :-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arison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==</text:span><text:span text:style-name="T1"><text:tab/></text:span><text:span text:style-name="T1"><text:tab/></text:span><text:span text:style-name="T1">is equal to</text:span><text:span text:style-name="T1"><text:tab/></text:span></text:p>
              </text:list-item>
              <text:list-item>
                <text:p><text:span text:style-name="T1">&gt;</text:span><text:span text:style-name="T1"><text:tab/></text:span><text:span text:style-name="T1"><text:tab/></text:span><text:span text:style-name="T1">greater than</text:span></text:p>
              </text:list-item>
              <text:list-item>
                <text:p><text:span text:style-name="T1">&lt; </text:span><text:span text:style-name="T1"><text:tab/></text:span><text:span text:style-name="T1"><text:tab/></text:span><text:span text:style-name="T1">less than</text:span></text:p>
              </text:list-item>
              <text:list-item>
                <text:p><text:span text:style-name="T1">&gt;= </text:span><text:span text:style-name="T1"><text:tab/></text:span><text:span text:style-name="T1"><text:tab/></text:span><text:span text:style-name="T1">greater than or equal to</text:span></text:p>
              </text:list-item>
              <text:list-item>
                <text:p><text:span text:style-name="T1">&lt;= </text:span><text:span text:style-name="T1"><text:tab/></text:span><text:span text:style-name="T1"><text:tab/></text:span><text:span text:style-name="T1">less than or equal to</text:span></text:p>
              </text:list-item>
              <text:list-item>
                <text:p><text:span text:style-name="T1">!= </text:span><text:span text:style-name="T1"><text:tab/></text:span><text:span text:style-name="T1"><text:tab/></text:span><text:span text:style-name="T1">not equal to.</text:span></text:p>
                <text:p><text:span text:style-name="T1"/></text:p>
                <text:p><text:span text:style-name="T2">if (var1 &gt; var2) {</text:span></text:p>
                <text:list>
                  <text:list-header>
                    <text:p><text:span text:style-name="T2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gation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o test for “not &lt;some condition&gt; you do this :-</text:span></text:p>
                <text:p><text:span text:style-name="T1"/></text:p>
                <text:p><text:span text:style-name="T2">if !(var1 &gt; var2) {</text:span></text:p>
                <text:list>
                  <text:list-header>
                    <text:p><text:span text:style-name="T2">}</text:span></text:p>
                  </text:list-header>
                </text:list>
                <text:p><text:span text:style-name="T2"/></text:p>
              </text:list-item>
              <text:list-item>
                <text:p><text:span text:style-name="T1">Sometimes it is clearer to write a test this way. <text:s/>Remember, the aim to write code that is almost effortless to read, no need for mental judo to unfold the meaning of a test or piece of code.</text:span></text:p>
                <text:p><text:span text:style-name="T1"/></text:p>
              </text:list-item>
              <text:list-item>
                <text:p><text:span text:style-name="T1">Logical equivalences - </text:span></text:p>
                <text:list>
                  <text:list-header>
                    <text:p><text:span text:style-name="T2">if !(var1 &gt; var2) </text:span></text:p>
                  </text:list-header>
                </text:list>
              </text:list-item>
              <text:list-item>
                <text:p><text:span text:style-name="T1">Is the same as</text:span></text:p>
                <text:list>
                  <text:list-header>
                    <text:p><text:span text:style-name="T2">if (var1 &lt;= var2) </text:span></text:p>
                  </text:list-header>
                </text:list>
                <text:p><text:span text:style-name="T1"/></text:p>
              </text:list-item>
              <text:list-item>
                <text:p><text:span text:style-name="T1">Homework – George Boole and the laws of thought. <text:s/>Truth tables.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Boolean typ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hilst ANSI C is happy to store true and false in integers, later versions have introduced a proper boolean type</text:span></text:p>
              </text:list-item>
              <text:list-item>
                <text:p><text:span text:style-name="T1">Defined in stdbool.h</text:span></text:p>
                <text:list>
                  <text:list-header>
                    <text:p><text:span text:style-name="T2">bool isOKToProceed = true;</text:span></text:p>
                  </text:list-header>
                </text:list>
              </text:list-item>
              <text:list-item>
                <text:p><text:span text:style-name="T1">This makes it clear that the variable is some kind of true/false flag.</text:span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d, Or, Not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Logical And is done with a &amp;&amp; symbol</text:span></text:p>
              </text:list-item>
              <text:list-item>
                <text:p><text:span text:style-name="T1">Logical OR is with a || symbol</text:span></text:p>
              </text:list-item>
              <text:list-item>
                <text:p><text:span text:style-name="T1">Not, as we have already seen, is by using !</text:span></text:p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The reason is that single &amp; is a bit-wise AND, and a single | is a bit-wise OR</text:span></text:p>
              </text:list-item>
              <text:list-item>
                <text:p><text:span text:style-name="T1">C is very good for manipulating individual bits in a binary number.</text:span></text:p>
              </text:list-item>
              <text:list-item>
                <text:p><text:span text:style-name="T1">We will do a session looking at binary-level operation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s of And, Or, Not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9">if ((x &gt; 2) &amp;&amp; (y &lt; 5)) {</text:span></text:p>
                <text:list>
                  <text:list-header>
                    <text:p><text:span text:style-name="T9">doSomething();</text:span></text:p>
                    <text:p><text:span text:style-name="T9">}</text:span></text:p>
                  </text:list-header>
                </text:list>
                <text:p><text:span text:style-name="T10"/></text:p>
                <text:p><text:span text:style-name="T10">if ((x &gt;= 2) || (y &lt; 5)) {</text:span></text:p>
                <text:list>
                  <text:list-header>
                    <text:p><text:span text:style-name="T10">doSomethingDifferent();</text:span></text:p>
                    <text:p><text:span text:style-name="T10">}</text:span></text:p>
                  </text:list-header>
                </text:list>
              </text:list-header>
            </text:list>
          </draw:text-box>
        </draw:frame>
        <draw:custom-shape draw:style-name="gr2" draw:text-style-name="P4" draw:layer="layout" svg:width="7.8cm" svg:height="4.2cm" svg:x="18.6cm" svg:y="3.8cm">
          <text:p text:style-name="P3"><text:span text:style-name="T11">These are evaluated left-to-right</text:span></text:p>
          <text:p text:style-name="P3"><text:span text:style-name="T11">If the first test returns 0 (false),</text:span></text:p>
          <text:p text:style-name="P3"><text:span text:style-name="T11">The second test isn't done,</text:span></text:p>
          <text:p text:style-name="P3"><text:span text:style-name="T11">Because false AND &lt;anything&gt;</text:span></text:p>
          <text:p text:style-name="P3"><text:span text:style-name="T11">Will always be false</text:span></text:p>
          <draw:enhanced-geometry svg:viewBox="0 0 21600 21600" draw:text-areas="800 800 20800 20800" draw:type="round-rectangular-callout" draw:modifiers="-24338.418151519 5229.04070459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7.8cm" svg:height="4.2cm" svg:x="18.8cm" svg:y="9cm">
          <text:p text:style-name="P3"><text:span text:style-name="T11">Note that we do need lots</text:span></text:p>
          <text:p text:style-name="P3"><text:span text:style-name="T11">Of brackets to make it all work</text:span></text:p>
          <draw:enhanced-geometry svg:viewBox="0 0 21600 21600" draw:text-areas="800 800 20800 20800" draw:type="round-rectangular-callout" draw:modifiers="-24338.418151519 5229.04070459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s of Not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2">This tests if a condition is true :-</text:span></text:p>
                <text:p><text:span text:style-name="T12"/></text:p>
                <text:p><text:span text:style-name="T9">if (&lt;testForSomeCondition&gt;) {</text:span></text:p>
                <text:list>
                  <text:list-header>
                    <text:p><text:span text:style-name="T9">doSomething();</text:span></text:p>
                    <text:p><text:span text:style-name="T9">}</text:span></text:p>
                  </text:list-header>
                </text:list>
                <text:p><text:span text:style-name="T10"/></text:p>
                <text:p><text:span text:style-name="T12">Using the not operator, we can test if something is false:-</text:span></text:p>
                <text:p><text:span text:style-name="T12"/></text:p>
                <text:p><text:span text:style-name="T10">if (!&lt;testForSomeCondition&gt;) {</text:span></text:p>
                <text:list>
                  <text:list-header>
                    <text:p><text:span text:style-name="T10">doSomethingDifferent();</text:span></text:p>
                    <text:p><text:span text:style-name="T10">}</text:span></text:p>
                  </text:list-header>
                </text:list>
              </text:list-item>
              <text:list-item>
                <text:p><text:span text:style-name="T12">It depends on what will be the most clear way to express the program's logi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ops - for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ops - whil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Woodrow</meta:initial-creator>
    <meta:creation-date>2015-12-18T19:25:48</meta:creation-date>
    <dc:date>2015-12-30T18:31:31</dc:date>
    <dc:creator>Mark Woodrow</dc:creator>
    <meta:editing-duration>PT2H7M51S</meta:editing-duration>
    <meta:editing-cycles>6</meta:editing-cycles>
    <meta:generator>LibreOffice/3.5$Linux_x86 LibreOffice_project/350m1$Build-2</meta:generator>
    <meta:document-statistic meta:object-count="71"/>
  </office:meta>
</office:document-meta>
</file>